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Mono" svg:font-family="FreeMono" style:font-family-generic="modern" style:font-pitch="fixed"/>
    <style:font-face style:name="Vemana2000" svg:font-family="Vemana2000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6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6.01mm"/>
    </style:style>
    <style:style style:name="co4" style:family="table-column">
      <style:table-column-properties fo:break-before="auto" style:column-width="120.9mm"/>
    </style:style>
    <style:style style:name="co5" style:family="table-column">
      <style:table-column-properties fo:break-before="auto" style:column-width="53.27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2" number:language="pt" number:country="BR">
      <number:number number:decimal-places="2" loext:min-decimal-places="2" number:min-integer-digits="1"/>
    </number:number-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16" style:family="table-cell" style:parent-style-name="Default" style:data-style-name="N2">
      <style:table-cell-properties style:text-align-source="fix" style:repeat-content="false" fo:wrap-option="no-wrap"/>
      <style:paragraph-properties fo:text-align="start" fo:margin-left="0mm"/>
      <style:text-properties style:font-name="FreeMono" fo:font-size="10.5pt" style:font-size-asian="10.5pt" style:font-size-complex="10.5pt"/>
    </style:style>
    <style:style style:name="ce17" style:family="table-cell" style:parent-style-name="Default" style:data-style-name="N1000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FreeMono" fo:font-size="10.5pt" style:font-size-asian="10.5pt" style:font-size-complex="10.5pt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 fo:font-size="10.5pt" style:font-size-asian="10.5pt" style:font-size-complex="10.5pt"/>
    </style:style>
    <style:style style:name="ce11" style:family="table-cell" style:parent-style-name="Default">
      <style:text-properties style:font-name="Vemana2000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6"/>
        <table:table-column table:style-name="co3" table:default-cell-style-name="ce18"/>
        <table:table-column table:style-name="co2" table:default-cell-style-name="ce21"/>
        <table:table-column table:style-name="co4" table:default-cell-style-name="ce21"/>
        <table:table-column table:style-name="co5" table:default-cell-style-name="ce21"/>
        <table:table-column table:style-name="co2" table:number-columns-repeated="2" table:default-cell-style-name="ce21"/>
        <table:table-column table:style-name="co2" table:number-columns-repeated="1015" table:default-cell-style-name="ce11"/>
        <table:table-row table:style-name="ro1">
          <table:table-cell office:value-type="string" calcext:value-type="string">
            <text:p>descrica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resumo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associado_categoria_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tregistr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t Brigadeiros - C/ 4 unidades</text:p>
          </table:table-cell>
          <table:table-cell office:value-type="float" office:value="5.5" calcext:value-type="float">
            <text:p>5,5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Brigadeiros – C/ 8 unidades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Brigadeiros – C/ 12 unidades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Brigadeiros – C/ 16 unidades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25 g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Brigadeiros – Cento de brigadeiros 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4 sabores, 14g cad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o no Pote - Brigadeiro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o no Pote – Dois amores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o no Pote – Morang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sse no Pote - Maracujá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sse no Pote – Limã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2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das Palmeiras</text:p>
          </table:table-cell>
          <table:table-cell table:style-name="ce17" office:value-type="float" office:value="10" calcext:value-type="float">
            <text:p>10,00</text:p>
          </table:table-cell>
          <table:table-cell table:style-name="ce19" office:value-type="string" calcext:value-type="string">
            <text:p>Nosso delicioso hambúrguer artesanal de costela Angus, maionese verde especial da casa, queijo e rúcula,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211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Rua 10</text:p>
          </table:table-cell>
          <table:table-cell table:style-name="ce17" office:value-type="float" office:value="10" calcext:value-type="float">
            <text:p>10,00</text:p>
          </table:table-cell>
          <table:table-cell table:style-name="ce19" office:value-type="string" calcext:value-type="string">
            <text:p>Nosso suculento hambúrguer artesanal de alcatra Angus, molho especial da casa à base de requeijão e mostarda, queijo e alface americana,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212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Manoel Martins</text:p>
          </table:table-cell>
          <table:table-cell table:style-name="ce17" office:value-type="float" office:value="10" calcext:value-type="float">
            <text:p>10,00</text:p>
          </table:table-cell>
          <table:table-cell table:style-name="ce19" office:value-type="string" calcext:value-type="string">
            <text:p>Nosso maravilhoso hambúrguer artesanal de Frango, maionese especial da casa com chimichurri, queijo e alface americana,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Beira do Rio</text:p>
          </table:table-cell>
          <table:table-cell table:style-name="ce17" office:value-type="float" office:value="14" calcext:value-type="float">
            <text:p>14,00</text:p>
          </table:table-cell>
          <table:table-cell table:style-name="ce19" office:value-type="string" calcext:value-type="string">
            <text:p>Nosso delicioso hambúrguer artesanal de costela Angus, maionese verde especial da casa, queijo, rúcula e duas camadas generosas de bacon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Rua do Meio</text:p>
          </table:table-cell>
          <table:table-cell table:style-name="ce17" office:value-type="float" office:value="14" calcext:value-type="float">
            <text:p>14,00</text:p>
          </table:table-cell>
          <table:table-cell table:style-name="ce19" office:value-type="string" calcext:value-type="string">
            <text:p>Nosso suculento hambúrguer artesanal de alcatra Angus, molho especial da casa à base de requeijão e mostarda, queijo, alface americana e duas camadas generosas de bacon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urger Guabirotuba</text:p>
          </table:table-cell>
          <table:table-cell table:style-name="ce17" office:value-type="float" office:value="14" calcext:value-type="float">
            <text:p>14,00</text:p>
          </table:table-cell>
          <table:table-cell table:style-name="ce19" office:value-type="string" calcext:value-type="string">
            <text:p>Nosso maravilhoso hambúrguer artesanal de Frango, maionese especial da casa com chimichurri, queijo, alface americana, duas camadas generosas de bacon envolvidos em um maravilhoso pão bolinh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icionais</text:p>
          </table:table-cell>
          <table:table-cell table:style-name="ce17" office:value-type="float" office:value="5" calcext:value-type="float">
            <text:p>5,00</text:p>
          </table:table-cell>
          <table:table-cell table:style-name="ce19" office:value-type="string" calcext:value-type="string">
            <text:p>Hambúrgu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icionais</text:p>
          </table:table-cell>
          <table:table-cell table:style-name="ce17" office:value-type="float" office:value="3" calcext:value-type="float">
            <text:p>3,00</text:p>
          </table:table-cell>
          <table:table-cell table:style-name="ce19" office:value-type="string" calcext:value-type="string">
            <text:p>Queij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icionais</text:p>
          </table:table-cell>
          <table:table-cell table:style-name="ce17" office:value-type="float" office:value="4" calcext:value-type="float">
            <text:p>4,00</text:p>
          </table:table-cell>
          <table:table-cell table:style-name="ce19" office:value-type="string" calcext:value-type="string">
            <text:p>Bacon (duas camadas generosas)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Fanta Uv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Guaraná Antár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frigerante Lata</text:p>
          </table:table-cell>
          <table:table-cell table:style-name="ce17" office:value-type="float" office:value="3.5" calcext:value-type="float">
            <text:p>3,50</text:p>
          </table:table-cell>
          <table:table-cell table:style-name="ce19" office:value-type="string" calcext:value-type="string">
            <text:p>Spri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frigerante 1 Litro</text:p>
          </table:table-cell>
          <table:table-cell table:style-name="ce17" office:value-type="float" office:value="7" calcext:value-type="float">
            <text:p>7,00</text:p>
          </table:table-cell>
          <table:table-cell table:style-name="ce19"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frigerante 2 Litros</text:p>
          </table:table-cell>
          <table:table-cell table:style-name="ce17" office:value-type="float" office:value="8.5" calcext:value-type="float">
            <text:p>8,50</text:p>
          </table:table-cell>
          <table:table-cell table:style-name="ce19"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á</text:p>
          </table:table-cell>
          <table:table-cell table:style-name="ce17" office:value-type="float" office:value="3" calcext:value-type="float">
            <text:p>3,00</text:p>
          </table:table-cell>
          <table:table-cell table:style-name="ce19" office:value-type="string" calcext:value-type="string">
            <text:p>Chá natural cop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á</text:p>
          </table:table-cell>
          <table:table-cell table:style-name="ce17" office:value-type="float" office:value="3" calcext:value-type="float">
            <text:p>3,00</text:p>
          </table:table-cell>
          <table:table-cell table:style-name="ce19" office:value-type="string" calcext:value-type="string">
            <text:p>Chá açaí cop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tinhas</text:p>
          </table:table-cell>
          <table:table-cell table:style-name="ce17" office:value-type="float" office:value="5" calcext:value-type="float">
            <text:p>5,00</text:p>
          </table:table-cell>
          <table:table-cell table:style-name="ce9" office:value-type="string" calcext:value-type="string">
            <text:p>Tortinha de mousse de limão com base de chocola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231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tinhas</text:p>
          </table:table-cell>
          <table:table-cell table:style-name="ce17" office:value-type="float" office:value="5" calcext:value-type="float">
            <text:p>5,00</text:p>
          </table:table-cell>
          <table:table-cell table:style-name="ce9" office:value-type="string" calcext:value-type="string">
            <text:p>Tortinha de mousse de maracujá com base bolacha Mari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232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ples 1 Vina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ples 2 Vinas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Cheddar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Catupiry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Bacon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Calabresa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nsado 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gredientes Adicionai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urguer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 Duplo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acon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Calabresa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Tud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Tudã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Garrafinha 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Garrafinha 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Garrafinha 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Kua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2 litro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2 litro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2 litro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pl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Cebola, tomate, milho, patata-palha, farofa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on Simple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con, cebola, tomate, milho, patata-palha, farofa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o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con, cebola, tomate, milho, patata-palha, farofa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o Chedder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con, cebola, tomate, milho, patata-palha, farofa, chedder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lo Catupiry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con, cebola, tomate, milho, patata-palha, farofa, catupiry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abresa 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alabresa, bacon, cebola, tomate, milho, patata-palha, farofa, purê de batata, chedder ou catupiry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Frango, bacon, cebola, tomate, milho, patata-palha, farofa, purê de batata, chedder ou catupiry e 1 vina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gão Ostentação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con, calabresa, frango, cebola, tomate, milho, patata-palha, farofa, purê de batata, chedder ou catupiry e 2 vinas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anta Laranj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Fanta Uv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rigerante Lat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Guaraná Antarctic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 com <text:s/>nat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1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 com ninh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2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utas vermelhas <text:s/>com ninh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3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4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5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6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7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gresc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18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rigadeir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21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eijinh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22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Dois amores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23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Amendoim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24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rigadeiro de <text:s/>churros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25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Coxinh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31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Risolis de carn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32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Risolis de queijo e <text:s/>presunt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33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olinha de queij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34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çã Decorada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41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rulito de Chocolat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30 pessoas</text:p>
          </table:table-cell>
          <table:table-cell office:value-type="float" office:value="275" calcext:value-type="float">
            <text:p>275,00</text:p>
          </table:table-cell>
          <table:table-cell office:value-type="string" calcext:value-type="string">
            <text:p>3kl de bolo – 300 salgados – 2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50 pessoas</text:p>
          </table:table-cell>
          <table:table-cell office:value-type="float" office:value="445" calcext:value-type="float">
            <text:p>445,00</text:p>
          </table:table-cell>
          <table:table-cell office:value-type="string" calcext:value-type="string">
            <text:p>5kl de bolo – 500 salgados – 3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70 pessoas</text:p>
          </table:table-cell>
          <table:table-cell office:value-type="float" office:value="655" calcext:value-type="float">
            <text:p>655,00</text:p>
          </table:table-cell>
          <table:table-cell office:value-type="string" calcext:value-type="string">
            <text:p>7kl de bolo – 700 salgados – 5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100 pessoas</text:p>
          </table:table-cell>
          <table:table-cell office:value-type="float" office:value="925" calcext:value-type="float">
            <text:p>925,00</text:p>
          </table:table-cell>
          <table:table-cell office:value-type="string" calcext:value-type="string">
            <text:p>10kl de bolo – 1000 salgados – 700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 com suspiro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 com crem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corango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nho com morang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nnho com abacaxi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gonoff de nozes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masco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eixa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-Kat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/ 4 docinhos sortidos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5614.jp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/ 10 docinhos sortido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adeiro preto tradicional 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jinho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okies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çoca 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urros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nho com Nutella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presa de uva</text:p>
          </table:table-cell>
          <table:table-cell office:value-type="float" office:value="110" calcext:value-type="float">
            <text:p>11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ao leit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branco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de doce de leit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ao leite com Cremoça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a morango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rero Rocher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tella Premium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Cento de doc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mbom de morang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xinha de leite ninh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xinha de brigadeiro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xinha de morango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Leite ninho com Nutel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ixe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arã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é de Frango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 a passarinh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abresa 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dioc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at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a com bacon e cheddar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kisoba misto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kisoba de carn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kisoba de frango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kisoba de camarã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urguer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 Duplo - Dois X Salada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733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acon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Calabresa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Frango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Ovo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Com hamburger artesanal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737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Água Mineral - Fardo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500 ml c/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Coca-cola lata - Fardo</text:p>
          </table:table-cell>
          <table:table-cell office:value-type="float" office:value="26.5" calcext:value-type="float">
            <text:p>26,50</text:p>
          </table:table-cell>
          <table:table-cell office:value-type="string" calcext:value-type="string">
            <text:p>350 ml c/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Mini Coca-cola – Fardo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Brahma Lata – Fardo</text:p>
          </table:table-cell>
          <table:table-cell office:value-type="float" office:value="28.5" calcext:value-type="float">
            <text:p>28,5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Skol Lata – Fardo</text:p>
          </table:table-cell>
          <table:table-cell office:value-type="float" office:value="28.5" calcext:value-type="float">
            <text:p>28,5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Kaiser Lata – Fardo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Amstel Lata – Fardo</text:p>
          </table:table-cell>
          <table:table-cell office:value-type="float" office:value="34" calcext:value-type="float">
            <text:p>34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Hineken Lata – Fardo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Com doze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irnoff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1 litr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1 litr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ote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unda-feira - Peito de frango empanado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batata frita, almondegas, peito de frango empanado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ça-feira - Carne de Panel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carne de panela, frango à passarinho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arta-feira - Filé de peix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purê de batata, filé de peixe, almondegas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inta-feira - Bistec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batata frita, carne de panela, bisteca frita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xta-feira - Costel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Arroz, feijão, macarrão, batata refogada, costela ao molho, franto frito, salada e sobrem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ábado - Feijoada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Feijoada: Arroz, feijoada, couve refogada, farofa com torresmo, banana frita, laranja e vinagre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1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2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êssego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3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 com suspiro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4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 com crem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5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êssego com crem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6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adeir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7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8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9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ro Branc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10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11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esta negra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12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corang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Quilo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rodutos/10113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rigadeir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1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eijinh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2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Cajujinh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3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Dois Amores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c/ 5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4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rigadeir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5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Beijinh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6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Cajujinho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7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o de Dois Amores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c/ 100 unidad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28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xinhas de frango com catupiry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31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ssolis <text:s/>de carn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32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ssolis Pres/ queijo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33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inhas de queijo nu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34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- vinas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35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ibes recheados com queijo</text:p>
          </table:table-cell>
          <table:table-cell office:value-type="float" office:value="36" calcext:value-type="float">
            <text:p>36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36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10 pessoas </text:p>
          </table:table-cell>
          <table:table-cell office:value-type="float" office:value="85" calcext:value-type="float">
            <text:p>85,00</text:p>
          </table:table-cell>
          <table:table-cell office:value-type="string" calcext:value-type="string">
            <text:p>1 kl de bolo de fruta – 100 salgados – 50 doces - 10 descartávei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41.j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t festa p/ 20 pessoas </text:p>
          </table:table-cell>
          <table:table-cell office:value-type="float" office:value="165" calcext:value-type="float">
            <text:p>165,00</text:p>
          </table:table-cell>
          <table:table-cell office:value-type="string" calcext:value-type="string">
            <text:p>2 kl de bolo de fruta – 200 salgados – 100 doces - 20 descartávei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42.j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ijoad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Feijoada: Arroz, feijoada, couve refogada, farofa com torresm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111.j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queca de frango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Frango desfiado, tomate, cebola, milho, cheiro verde, extrato de toma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queca de car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rne moída, tomate, cebola, milho, cheiro verde, extrato de toma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frango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car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tomat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cebola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milho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cheiro verd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 de extrato de tomate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.P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Hambúrguer caseiro de 120 gr temperado com 11 ingredientes, frango grelhado, bacon defumado, cheddar, queijo cremoso, molho caseiro, alface, tomate e molho especial barbecu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.B.C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Hambúrguer caseiro de 120 gr temperado com 11 ingredientes, bacon fatiado, calabresa defumada, queijo cremoso, cheddar, molho caseiro, molho barbecue, alface, tomate e picles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Burguer Bacon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3 hambúrgueres caseiros temperados com 11 ingredientes, 3 camadas de cheddar top de linha, 3 camadas de bacon fatiado, mussarela e molho caseiro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Burguer Cheddar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3 hambúrgueres caseiros temperados com 11 ingredientes, 3 camadas de cheddar top de linha, molho caseiro e molho barbecue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Tudão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Hambúrguer caseiro de 120 gr temperado com 11 ingredientes, frango, bacon fatiado, calabresa, ovo, picles, tomate, alface, molho caseiro e molho barbecu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.2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2 hambúrgueres caseiros temperados com 11 ingredientes, cheddar, queijo cremoso, picles, alface, tomate, molho caseiro e molho especial barbecu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Hambúrguer caseiro temperado com 11 ingredientes, bacon defumado, queijo cremoso, picles, alface, tomate e molho caseiro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F.P.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Frango grelhado, hamburguer caseiro, cheddar, molho caseiro e barbecue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Burguer Bacon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3 hambúrgueres caseiros temperados com 11 ingredientes, 3 camadas de bacon fatiado, mussarela e molho caseiro. Bata frita e refrigerante.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P.B.c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Hambúrguer caseiro de 120 gr temperado com 11 ingredientes, bacon fatiado, calabresa defumada, queijo cremoso, cheddar, molho caseiro, molho barbecue, alface, tomate e picles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K.2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2 hambúrgueres caseiros temperados com 11 ingredientes, cheddar, queijo cremoso, picles, alface, tomate, molho caseiro e molho especial barbecue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o Top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Hambúrguer caseiro temperado com 11 ingredientes, bacon defumado, queijo cremoso, picles, alface, tomate e molho caseiro. Batata frita e refrigerante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Salada</text:p>
          </table:table-cell>
          <table:table-cell office:value-type="float" office:value="7.5" calcext:value-type="float">
            <text:p>7,50</text:p>
          </table:table-cell>
          <table:table-cell office:value-type="string" calcext:value-type="string">
            <text:p>Hambúrguer tradicional, queijo, presunto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Bacon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Hambúrguer tradicional, queijo, presunto, bacon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Hambúrguer tradicional, queijo, presunto, frango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Calabresa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Hambúrguer tradicional, queijo, presunto, calabresa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Egg</text:p>
          </table:table-cell>
          <table:table-cell office:value-type="float" office:value="8.5" calcext:value-type="float">
            <text:p>8,50</text:p>
          </table:table-cell>
          <table:table-cell office:value-type="string" calcext:value-type="string">
            <text:p>Hambúrguer tradicional, queijo, presunto, ovo, alface, tomate e molho caseiro. 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 Crispy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Hambúrguer bovino, queijo duplo, bacon, cebola crispy, barbecue, alface, tomate e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on Lover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Dois hambúrgueres bovinos, muito bacon, cheddar,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Burguer Bacon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Três hambúrgueres bovinos, queijo, presunto, mussarela, cheddar, alface, picles, tomate e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 Burguer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Dois hambúrgueres bovinos, cheddar, alface, tomate, picles, molho especial, envolvido no pão artesanal. <text:s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i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ata frita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5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to frito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1 quil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éis de cebola 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4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pim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400 g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ã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acaxi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ng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anj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cional</text:p>
          </table:table-cell>
          <table:table-cell office:value-type="float" office:value="1.5" calcext:value-type="float">
            <text:p>1,50</text:p>
          </table:table-cell>
          <table:table-cell office:value-type="string" calcext:value-type="string">
            <text:p>Adicionar leite ao suc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 com catupiry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 e presunt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ca-col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nta laranja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aná</text:p>
          </table:table-cell>
          <table:table-cell office:value-type="float" office:value="3.5" calcext:value-type="float">
            <text:p>3,5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urguer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ão, maionese, hambúrguer, queijo chedd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Egg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ão, maionese, hambúrguer, queijo cheddar, presunto e ov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Salada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ão, maionese, hambúrguer, queijo cheddar, presunto, alface e toma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Bacon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ão, maionese, hambúrguer, queijo cheddar, presunto, alface e tomate, baco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Calabresa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ão, maionese, hambúrguer, queijo cheddar, presunto, alface e tomate, calabres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Frango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Pão, maionese, hambúrguer, queijo cheddar, presunto, alface e tomate, filé de peito de frang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-Tudo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ão, maionese, hambúrguer, queijo cheddar, presunto, alface e tomate, filé de peito de frango, bacon, calabresa e milh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batata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polenta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aipim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frango a passarinho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anéis de cebola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ção de tiras de frango empanado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não informad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a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ssarel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ho e Óle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alho, óle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politan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tomate, parmes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uerit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tomate, manjeric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h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milh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abre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cebola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ho com Bacon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milho, bacon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unt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esun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sc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esunto, tomate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mb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lomb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upiry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tupiry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mit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almi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on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bacon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ocante 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ocante I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bacon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ugue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esunto, cebola, azeitona, ov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megi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esunto, molho, parmes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eric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tomate, bacon, pimentão, palmi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t-Dog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vina, milho, ervilha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adicion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um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atum, cebol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sileir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bacon, calabresa, cheddar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ipir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, milho,bacon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manesc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, milho, tomate, palmi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atun, ervilha, cebol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tupiry, parmes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go com Catupiry/Cheddar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, catupiry/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ecial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milho, ov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mbo com Bacon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lombo, bacon, 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mbo com Champignon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lombo, champignon, catupiry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ulist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milho, ervilha, palmit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i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palmito, ovo, pimenta calabres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pecia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Mod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hampignon, pepperone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Moda I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tomate, ovo, milho, ervi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Moda da Casa 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presunto, bacon, 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 Moda da Casa II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lombo, champignon, bacon, ovo, catupiry, azeiton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ial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frango, palmito, bacon, cream cheese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am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salame, 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pperon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epperone, cream cheese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gonofe de Carn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estrogonofe de carne, champignon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ogonofe de Frang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estrogonofe de frango, champignon, batata-palh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ovolone, parmesão, catupiry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ovolone, parmesão, catupiry, gongorzola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ovolone, parmesão, catupiry, gongorzola, cheddar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ijo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provolone, parmesão, catupiry, gongorzola, cheddar, cream cheese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enç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lho, mussarela, calabresa, bacon, ovos, tomate, parmesão, manjericão e orégan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 Client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té 5 ingrediente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mi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reme de leite, mussarela, banana e cane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ana com Chocolate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reme de leite, mussarela, banana, chocolate preto ou branc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ang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reme de leite, mussarela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fet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 e El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adeir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is Amores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açã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resta negr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jinh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ho de Valsa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stígi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colate Pret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colate Branco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dutos/100x100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oces</text:p>
          </table:table-cell>
          <table:table-cell table:number-columns-repeated="1016"/>
        </table:table-row>
        <table:table-row table:style-name="ro1" table:number-rows-repeated="10482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Mono" svg:font-family="FreeMono" style:font-family-generic="modern" style:font-pitch="fixed"/>
    <style:font-face style:name="Vemana2000" svg:font-family="Vemana2000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3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43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43P0"/>
    </number:currency-style>
    <number:currency-style style:name="N10145P0" style:volatile="true" number:language="pt" number:country="BR">
      <number:currency-symbol number:language="ar" number:country="AE">د.إ‏</number:currency-symbol>
      <number:text> </number:text>
      <number:number number:decimal-places="2" loext:min-decimal-places="2" number:min-integer-digits="1" number:grouping="true"/>
    </number:currency-style>
    <number:currency-style style:name="N10145" number:language="pt" number:country="BR">
      <style:text-properties fo:color="#ff0000"/>
      <number:currency-symbol number:language="ar" number:country="AE">د.إ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4:20:59.424096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5:30:08.806277376</meta:creation-date>
    <dc:date>2019-11-01T14:46:32.289770777</dc:date>
    <meta:editing-duration>PT2H59M10S</meta:editing-duration>
    <meta:editing-cycles>22</meta:editing-cycles>
    <meta:generator>LibreOffice/6.2.7.1$Linux_X86_64 LibreOffice_project/20$Build-1</meta:generator>
    <meta:document-statistic meta:table-count="1" meta:cell-count="2220" meta:object-count="0"/>
  </office:meta>
</office:document-meta>
</file>